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nline satamakirja</text:p>
      <text:p text:style-name="Standard"/>
      <text:p text:style-name="Standard">Tietokannan ideana on kerätä tietoa venesatamista veneilijöiltä.</text:p>
      <text:p text:style-name="Standard">Tiedot kantaan tuottavat sen rekisteröityneet käyttäjät ja sitä voi tarkastella rekisteröitymättä. Rekisteröityneiden käyttäjien on mahdollista päivittää ja täydentää satamien tietoja, jolloin kanta pysyy ajantasaisena. Rekisteröityessään käyttäjä voi valita mitä tietoja hänen käyttäjäprofiilistaan näkyy julkisesti. Rekisteröityneet käyttäjät voivat myös tehdä ”chekinejä” satamiin.</text:p>
      <text:p text:style-name="Standard">Kannasta löytyisi mm. tietoa satamien sijainnista, syvyyksistä, lähestymiskuvia, karttakuvia/linkkejä, käyntisatamanumerot, tietoa mahdollisista palveluista ja niiden <text:s/>aukioloajoista, mahdollinen kotisivulinkki, millä tuulilla satamat ovat suojaisia, jonkinlainen ”tähtiluokitus” satamalle jne. </text:p>
      <text:p text:style-name="Standard">Myöhemmin kannasta voisi myös kehittää kevyemmän mobiilisovelluksen ja mahdollinen integraatio esimerkiksi nykyaikaisten karttaplottereiden kanssa voisi olla mielekä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ku </meta:initial-creator>
    <meta:creation-date>2012-09-05T13:07:36</meta:creation-date>
    <dc:date>2012-09-05T13:37:15</dc:date>
    <dc:creator>Osku </dc:creator>
    <meta:editing-duration>PT14M8S</meta:editing-duration>
    <meta:editing-cycles>1</meta:editing-cycles>
    <meta:document-statistic meta:table-count="0" meta:image-count="0" meta:object-count="0" meta:page-count="1" meta:paragraph-count="5" meta:word-count="95" meta:character-count="928" meta:non-whitespace-character-count="928"/>
    <meta:generator>LibreOffice/3.5$Linux_X86_64 LibreOffice_project/350m1$Build-2</meta:generator>
  </office:meta>
</office:document-meta>
</file>